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3T10:42:50.68473" calcext:value-type="date">
            <text:p>20260103T1042</text:p>
          </table:table-cell>
          <table:table-cell table:style-name="ce34" table:formula="of:=[.$B$1]" office:value-type="date" office:date-value="2026-01-03T10:42:50.68473" calcext:value-type="date" table:number-columns-spanned="2" table:number-rows-spanned="1">
            <text:p>Sat 01/03/2026 10:42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17" calcext:value-type="float">
            <text:p>117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2T18:22:39.71739" calcext:value-type="date">
            <text:p>20260312T1822</text:p>
          </table:table-cell>
          <table:table-cell table:style-name="ce40" table:formula="of:=[Inventory.$F$2]" office:value-type="date" office:date-value="2026-03-12T18:22:39.71739" calcext:value-type="date" table:number-columns-spanned="2" table:number-rows-spanned="1">
            <text:p>Thu 03/12/2026 18:22</text:p>
          </table:table-cell>
          <table:covered-table-cell/>
          <table:table-cell table:style-name="ce62" table:formula="of:=FLOOR(([.$E$2]-([.$E$3]*200))/20)" office:value-type="float" office:value="5" calcext:value-type="float">
            <text:p>5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65.0535800378935" calcext:value-type="float">
            <text:p>65.1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7" calcext:value-type="float">
            <text:p>17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360" calcext:value-type="float">
            <text:p>236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360" calcext:value-type="float">
            <text:p>236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1" calcext:value-type="float">
            <text:p>11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90" calcext:value-type="float">
            <text:p>390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1" calcext:value-type="float">
            <text:p>31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8409824043726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3T11:13:50.68473" calcext:value-type="date">
            <text:p>20260103T1113</text:p>
          </table:table-cell>
          <table:table-cell table:style-name="ce34" table:formula="of:=[.B12]" office:value-type="date" office:date-value="2026-01-03T11:13:50.68473" calcext:value-type="date" table:number-columns-spanned="2" table:number-rows-spanned="1">
            <text:p>Sat 01/03/2026 11:13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2396353797397" calcext:value-type="float">
            <text:p>1.72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4792707594795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2320537334741" calcext:value-type="float">
            <text:p>1.72</text:p>
          </table:table-cell>
          <table:table-cell/>
          <table:table-cell table:style-name="ce52" table:formula="of:=-[Inventory.$D$203]" office:value-type="float" office:value="34.4641074669482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5.89879021945316" calcext:value-type="float">
            <text:p>5.90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2T18:22:39.71739" calcext:value-type="date" table:number-columns-spanned="2" table:number-rows-spanned="1">
            <text:p>2026-03-12 18:22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17" calcext:value-type="float">
            <text:p>117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17" calcext:value-type="float">
            <text:p>117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65.0538882447801" calcext:value-type="float">
            <text:p>65.1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18" calcext:value-type="float">
            <text:p>118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3T10:42:24.05565" calcext:value-type="date">
            <text:p>20260103T1042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360" calcext:value-type="float">
            <text:p>236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6]);&quot;&quot;;([.$A136]-[.$A135])*24)">
            <text:p/>
          </table:table-cell>
          <table:table-cell table:style-name="ce81" table:formula="of:=IF(ISBLANK([.$A136]);&quot;&quot;;([.$B136]-[.$B135])/([.$A136]-[.$A135]))">
            <text:p/>
          </table:table-cell>
          <table:table-cell table:style-name="ce81" table:formula="of:=IF(ISBLANK([.A136]);&quot;&quot;;-([.$A136]-[.$A135])*24*60/([.$B136]-[.$B13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7]);&quot;&quot;;([.$A137]-[.$A136])*24)">
            <text:p/>
          </table:table-cell>
          <table:table-cell table:style-name="ce81" table:formula="of:=IF(ISBLANK([.$A137]);&quot;&quot;;([.$B137]-[.$B136])/([.$A137]-[.$A136]))">
            <text:p/>
          </table:table-cell>
          <table:table-cell table:style-name="ce81" table:formula="of:=IF(ISBLANK([.A137]);&quot;&quot;;-([.$A137]-[.$A136])*24*60/([.$B137]-[.$B13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8]);&quot;&quot;;([.$A138]-[.$A137])*24)">
            <text:p/>
          </table:table-cell>
          <table:table-cell table:style-name="ce81" table:formula="of:=IF(ISBLANK([.$A138]);&quot;&quot;;([.$B138]-[.$B137])/([.$A138]-[.$A137]))">
            <text:p/>
          </table:table-cell>
          <table:table-cell table:style-name="ce81" table:formula="of:=IF(ISBLANK([.A138]);&quot;&quot;;-([.$A138]-[.$A137])*24*60/([.$B138]-[.$B13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9421010331788" calcext:value-type="float">
            <text:p>-38</text:p>
          </table:table-cell>
          <table:table-cell table:style-name="ce68" table:formula="of:=AVERAGE([.$E$3:.$E$200])" office:value-type="float" office:value="41.8409824043726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4641074669482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0:40:38.711007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3T10:43:00.693000970</dc:date>
    <meta:editing-cycles>2660</meta:editing-cycles>
    <meta:editing-duration>P8DT17H1M12S</meta:editing-duration>
    <meta:generator>LibreOffice/24.2.7.2$Linux_X86_64 LibreOffice_project/420$Build-2</meta:generator>
    <meta:document-statistic meta:table-count="3" meta:cell-count="945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3.7657374698">
                <text:p>46093.7657374698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17">
                <text:p>117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